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officeooo:rsid="0018286a" officeooo:paragraph-rsid="0018286a"/>
    </style:style>
    <style:style style:name="P2" style:family="paragraph" style:parent-style-name="Footer">
      <style:text-properties officeooo:rsid="0018286a" officeooo:paragraph-rsid="0018286a"/>
    </style:style>
    <style:style style:name="P3" style:family="paragraph" style:parent-style-name="Standard">
      <style:paragraph-properties fo:text-align="center" style:justify-single-word="false"/>
      <style:text-properties officeooo:paragraph-rsid="001e7a2a"/>
    </style:style>
    <style:style style:name="P4" style:family="paragraph" style:parent-style-name="Default">
      <style:text-properties officeooo:paragraph-rsid="001e7a2a"/>
    </style:style>
    <style:style style:name="P5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6" style:family="paragraph" style:parent-style-name="Default">
      <style:text-properties fo:color="#000000" loext:opacity="100%" fo:font-size="12pt" style:font-size-asian="12pt"/>
    </style:style>
    <style:style style:name="P7" style:family="paragraph" style:parent-style-name="Default">
      <style:paragraph-properties fo:text-align="start" style:justify-single-word="false"/>
      <style:text-properties fo:color="#365f91" loext:opacity="100%" style:font-name="Liberation Serif" fo:font-size="11.5pt" fo:font-weight="bold" officeooo:rsid="001d6672" style:font-size-asian="11.5pt" style:font-weight-asian="bold"/>
    </style:style>
    <style:style style:name="P8" style:family="paragraph" style:parent-style-name="Default">
      <style:text-properties fo:color="#365f91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P9" style:family="paragraph" style:parent-style-name="Default" style:list-style-name="WWNum1aa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0" style:family="paragraph" style:parent-style-name="Default" style:list-style-name="WWNum2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1" style:family="paragraph" style:parent-style-name="Default" style:list-style-name="WWNum3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2" style:family="paragraph" style:parent-style-name="Default" style:list-style-name="WWNum4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3" style:family="paragraph" style:parent-style-name="Defaul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4" style:family="paragraph" style:parent-style-name="Default" style:list-style-name="WWNum5">
      <style:paragraph-properties fo:margin-left="0cm" fo:margin-right="0cm" fo:margin-top="0cm" fo:margin-bottom="0.282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5" style:family="paragraph" style:parent-style-name="Default" style:list-style-name="WWNum5">
      <style:paragraph-properties fo:margin-left="0cm" fo:margin-right="0cm" fo:margin-top="0cm" fo:margin-bottom="0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6" style:family="paragraph" style:parent-style-name="Default" style:list-style-name="WWNum6">
      <style:paragraph-properties fo:margin-left="0cm" fo:margin-right="0cm" fo:margin-top="0cm" fo:margin-bottom="0.307cm" style:contextual-spacing="false" fo:text-indent="0cm" style:auto-text-indent="false"/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P17" style:family="paragraph" style:parent-style-name="Default">
      <style:paragraph-properties fo:break-before="page"/>
      <style:text-properties fo:color="#000000" loext:opacity="100%" fo:font-size="11.5pt" fo:font-weight="bold" style:font-size-asian="11.5pt" style:font-weight-asian="bold"/>
    </style:style>
    <style:style style:name="P18" style:family="paragraph" style:parent-style-name="Default" style:list-style-name="WWNum17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style:font-size-asian="11.5pt"/>
    </style:style>
    <style:style style:name="P19" style:family="paragraph" style:parent-style-name="Default">
      <style:text-properties fo:color="#000000" loext:opacity="100%" fo:font-size="11.5pt" style:font-size-asian="11.5pt"/>
    </style:style>
    <style:style style:name="P20" style:family="paragraph" style:parent-style-name="Default" style:list-style-name="WWNum24">
      <style:paragraph-properties fo:margin-left="0cm" fo:margin-right="0cm" fo:margin-top="0cm" fo:margin-bottom="0cm" style:contextual-spacing="false" fo:text-indent="0cm" style:auto-text-indent="false"/>
      <style:text-properties fo:color="#000000" loext:opacity="100%" fo:font-size="11.5pt" style:font-size-asian="11.5pt"/>
    </style:style>
    <style:style style:name="P21" style:family="paragraph" style:parent-style-name="Default">
      <style:text-properties fo:color="#000000" loext:opacity="100%" fo:font-size="12pt" style:font-size-asian="12pt"/>
    </style:style>
    <style:style style:name="P22" style:family="paragraph" style:parent-style-name="Default">
      <style:paragraph-properties fo:break-before="page"/>
      <style:text-properties fo:color="#000000" loext:opacity="100%" fo:font-size="12pt" style:font-size-asian="12pt"/>
    </style:style>
    <style:style style:name="P23" style:family="paragraph" style:parent-style-name="Defaul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24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25" style:family="paragraph" style:parent-style-name="Default" style:list-style-name="WWNum12"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26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27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officeooo:paragraph-rsid="0020c5c0" style:font-size-asian="11.5pt" style:font-weight-asian="normal"/>
    </style:style>
    <style:style style:name="P28" style:family="paragraph" style:parent-style-name="Default" style:list-style-name="WWNum21">
      <style:paragraph-properties fo:margin-left="0cm" fo:margin-right="0cm" fo:margin-top="0cm" fo:margin-bottom="0cm" style:contextual-spacing="false" fo:text-indent="0cm" style:auto-text-indent="false"/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P29" style:family="paragraph" style:parent-style-name="Default" style:list-style-name="WWNum6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30" style:family="paragraph" style:parent-style-name="Default" style:list-style-name="WWNum1aaa">
      <style:paragraph-properties fo:margin-left="0cm" fo:margin-right="0cm" fo:margin-top="0cm" fo:margin-bottom="0cm" style:contextual-spacing="false" fo:text-indent="0cm" style:auto-text-indent="false"/>
    </style:style>
    <style:style style:name="P31" style:family="paragraph" style:parent-style-name="Default" style:list-style-name="WWNum2a">
      <style:paragraph-properties fo:margin-left="0cm" fo:margin-right="0cm" fo:margin-top="0cm" fo:margin-bottom="0cm" style:contextual-spacing="false" fo:text-indent="0cm" style:auto-text-indent="false"/>
    </style:style>
    <style:style style:name="P32" style:family="paragraph" style:parent-style-name="Default" style:list-style-name="WWNum3a">
      <style:paragraph-properties fo:margin-left="0cm" fo:margin-right="0cm" fo:margin-top="0cm" fo:margin-bottom="0cm" style:contextual-spacing="false" fo:text-indent="0cm" style:auto-text-indent="false"/>
    </style:style>
    <style:style style:name="P33" style:family="paragraph" style:parent-style-name="Default" style:list-style-name="WWNum4a">
      <style:paragraph-properties fo:margin-left="0cm" fo:margin-right="0cm" fo:margin-top="0cm" fo:margin-bottom="0cm" style:contextual-spacing="false" fo:text-indent="0cm" style:auto-text-indent="false"/>
    </style:style>
    <style:style style:name="P34" style:family="paragraph" style:parent-style-name="Default" style:list-style-name="WWNum6a">
      <style:paragraph-properties fo:margin-left="0cm" fo:margin-right="0cm" fo:margin-top="0cm" fo:margin-bottom="0cm" style:contextual-spacing="false" fo:text-indent="0cm" style:auto-text-indent="false"/>
    </style:style>
    <style:style style:name="P35" style:family="paragraph" style:parent-style-name="Default" style:list-style-name="WWNum8">
      <style:paragraph-properties fo:margin-left="0cm" fo:margin-right="0cm" fo:margin-top="0cm" fo:margin-bottom="0cm" style:contextual-spacing="false" fo:text-indent="0cm" style:auto-text-indent="false"/>
    </style:style>
    <style:style style:name="P36" style:family="paragraph" style:parent-style-name="Default" style:list-style-name="WWNum9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37" style:family="paragraph" style:parent-style-name="Default">
      <style:paragraph-properties fo:break-before="page"/>
    </style:style>
    <style:style style:name="P38" style:family="paragraph" style:parent-style-name="Default" style:list-style-name="WWNum11">
      <style:paragraph-properties fo:margin-left="0cm" fo:margin-right="0cm" fo:margin-top="0cm" fo:margin-bottom="0.282cm" style:contextual-spacing="false" fo:text-indent="0cm" style:auto-text-indent="false"/>
    </style:style>
    <style:style style:name="P39" style:family="paragraph" style:parent-style-name="Default" style:list-style-name="WWNum11">
      <style:paragraph-properties fo:margin-left="0cm" fo:margin-right="0cm" fo:margin-top="0cm" fo:margin-bottom="0cm" style:contextual-spacing="false" fo:text-indent="0cm" style:auto-text-indent="false"/>
    </style:style>
    <style:style style:name="P40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</style:style>
    <style:style style:name="P41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42" style:family="paragraph" style:parent-style-name="Default" style:list-style-name="WWNum14">
      <style:paragraph-properties fo:margin-left="0cm" fo:margin-right="0cm" fo:margin-top="0cm" fo:margin-bottom="0cm" style:contextual-spacing="false" fo:text-indent="0cm" style:auto-text-indent="false"/>
    </style:style>
    <style:style style:name="P43" style:family="paragraph" style:parent-style-name="Default" style:list-style-name="WWNum15">
      <style:paragraph-properties fo:margin-left="0cm" fo:margin-right="0cm" fo:margin-top="0cm" fo:margin-bottom="0cm" style:contextual-spacing="false" fo:text-indent="0cm" style:auto-text-indent="false"/>
    </style:style>
    <style:style style:name="P44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</style:style>
    <style:style style:name="P45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46" style:family="paragraph" style:parent-style-name="Default" style:list-style-name="WWNum17">
      <style:paragraph-properties fo:margin-left="0cm" fo:margin-right="0cm" fo:margin-top="0cm" fo:margin-bottom="0.277cm" style:contextual-spacing="false" fo:text-indent="0cm" style:auto-text-indent="false"/>
    </style:style>
    <style:style style:name="P47" style:family="paragraph" style:parent-style-name="Default" style:list-style-name="WWNum17">
      <style:paragraph-properties fo:margin-left="0cm" fo:margin-right="0cm" fo:margin-top="0cm" fo:margin-bottom="0cm" style:contextual-spacing="false" fo:text-indent="0cm" style:auto-text-indent="false"/>
    </style:style>
    <style:style style:name="P48" style:family="paragraph" style:parent-style-name="Default" style:list-style-name="WWNum18">
      <style:paragraph-properties fo:margin-left="0cm" fo:margin-right="0cm" fo:margin-top="0cm" fo:margin-bottom="0.303cm" style:contextual-spacing="false" fo:text-indent="0cm" style:auto-text-indent="false"/>
    </style:style>
    <style:style style:name="P49" style:family="paragraph" style:parent-style-name="Default" style:list-style-name="WWNum18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50" style:family="paragraph" style:parent-style-name="Default" style:list-style-name="WWNum18">
      <style:paragraph-properties fo:margin-left="0cm" fo:margin-right="0cm" fo:margin-top="0cm" fo:margin-bottom="0.282cm" style:contextual-spacing="false" fo:text-indent="0cm" style:auto-text-indent="false"/>
      <style:text-properties officeooo:paragraph-rsid="0020c5c0"/>
    </style:style>
    <style:style style:name="P51" style:family="paragraph" style:parent-style-name="Default" style:list-style-name="WWNum19">
      <style:paragraph-properties fo:margin-left="0cm" fo:margin-right="0cm" fo:margin-top="0cm" fo:margin-bottom="0cm" style:contextual-spacing="false" fo:text-indent="0cm" style:auto-text-indent="false"/>
    </style:style>
    <style:style style:name="P52" style:family="paragraph" style:parent-style-name="Default" style:list-style-name="WWNum20">
      <style:paragraph-properties fo:margin-left="0cm" fo:margin-right="0cm" fo:margin-top="0cm" fo:margin-bottom="0.277cm" style:contextual-spacing="false" fo:text-indent="0cm" style:auto-text-indent="false"/>
    </style:style>
    <style:style style:name="P53" style:family="paragraph" style:parent-style-name="Default" style:list-style-name="WWNum20">
      <style:paragraph-properties fo:margin-left="0cm" fo:margin-right="0cm" fo:margin-top="0cm" fo:margin-bottom="0cm" style:contextual-spacing="false" fo:text-indent="0cm" style:auto-text-indent="false"/>
    </style:style>
    <style:style style:name="P54" style:family="paragraph" style:parent-style-name="Default" style:list-style-name="WWNum21">
      <style:paragraph-properties fo:margin-left="0cm" fo:margin-right="0cm" fo:margin-top="0cm" fo:margin-bottom="0.279cm" style:contextual-spacing="false" fo:text-indent="0cm" style:auto-text-indent="false"/>
    </style:style>
    <style:style style:name="P55" style:family="paragraph" style:parent-style-name="Default" style:list-style-name="WWNum21">
      <style:paragraph-properties fo:margin-left="0cm" fo:margin-right="0cm" fo:margin-top="0cm" fo:margin-bottom="0cm" style:contextual-spacing="false" fo:text-indent="0cm" style:auto-text-indent="false"/>
    </style:style>
    <style:style style:name="P56" style:family="paragraph" style:parent-style-name="Default" style:list-style-name="WWNum21">
      <style:paragraph-properties fo:margin-left="0cm" fo:margin-right="0cm" fo:margin-top="0cm" fo:margin-bottom="0.388cm" style:contextual-spacing="false" fo:text-indent="0cm" style:auto-text-indent="false"/>
    </style:style>
    <style:style style:name="P57" style:family="paragraph" style:parent-style-name="Default" style:list-style-name="WWNum22">
      <style:paragraph-properties fo:margin-left="0cm" fo:margin-right="0cm" fo:margin-top="0cm" fo:margin-bottom="0.388cm" style:contextual-spacing="false" fo:text-indent="0cm" style:auto-text-indent="false"/>
    </style:style>
    <style:style style:name="P58" style:family="paragraph" style:parent-style-name="Default" style:list-style-name="WWNum22">
      <style:paragraph-properties fo:margin-left="0cm" fo:margin-right="0cm" fo:margin-top="0cm" fo:margin-bottom="0cm" style:contextual-spacing="false" fo:text-indent="0cm" style:auto-text-indent="false"/>
    </style:style>
    <style:style style:name="P59" style:family="paragraph" style:parent-style-name="Default" style:list-style-name="WWNum23">
      <style:paragraph-properties fo:margin-left="0cm" fo:margin-right="0cm" fo:margin-top="0cm" fo:margin-bottom="0.395cm" style:contextual-spacing="false" fo:text-indent="0cm" style:auto-text-indent="false"/>
    </style:style>
    <style:style style:name="P60" style:family="paragraph" style:parent-style-name="Default" style:list-style-name="WWNum23">
      <style:paragraph-properties fo:margin-left="0cm" fo:margin-right="0cm" fo:margin-top="0cm" fo:margin-bottom="0cm" style:contextual-spacing="false" fo:text-indent="0cm" style:auto-text-indent="false"/>
    </style:style>
    <style:style style:name="P61" style:family="paragraph" style:parent-style-name="Default" style:list-style-name="WWNum24">
      <style:paragraph-properties fo:margin-left="0cm" fo:margin-right="0cm" fo:margin-top="0cm" fo:margin-bottom="0.527cm" style:contextual-spacing="false" fo:text-indent="0cm" style:auto-text-indent="false"/>
    </style:style>
    <style:style style:name="P62" style:family="paragraph" style:parent-style-name="Default" style:list-style-name="WWNum24">
      <style:paragraph-properties fo:margin-left="0cm" fo:margin-right="0cm" fo:margin-top="0cm" fo:margin-bottom="0cm" style:contextual-spacing="false" fo:text-indent="0cm" style:auto-text-indent="false"/>
    </style:style>
    <style:style style:name="P63" style:family="paragraph" style:parent-style-name="Default" style:list-style-name="WWNum25">
      <style:paragraph-properties fo:margin-left="0cm" fo:margin-right="0cm" fo:margin-top="0cm" fo:margin-bottom="0.395cm" style:contextual-spacing="false" fo:text-indent="0cm" style:auto-text-indent="false"/>
    </style:style>
    <style:style style:name="P64" style:family="paragraph" style:parent-style-name="Default" style:list-style-name="WWNum25">
      <style:paragraph-properties fo:margin-left="0cm" fo:margin-right="0cm" fo:margin-top="0cm" fo:margin-bottom="0cm" style:contextual-spacing="false" fo:text-indent="0cm" style:auto-text-indent="false"/>
    </style:style>
    <style:style style:name="P65" style:family="paragraph" style:parent-style-name="Default" style:list-style-name="WWNum26">
      <style:paragraph-properties fo:margin-left="0cm" fo:margin-right="0cm" fo:margin-top="0cm" fo:margin-bottom="0.388cm" style:contextual-spacing="false" fo:text-indent="0cm" style:auto-text-indent="false"/>
    </style:style>
    <style:style style:name="P66" style:family="paragraph" style:parent-style-name="Default" style:list-style-name="WWNum26">
      <style:paragraph-properties fo:margin-left="0cm" fo:margin-right="0cm" fo:margin-top="0cm" fo:margin-bottom="0cm" style:contextual-spacing="false" fo:text-indent="0cm" style:auto-text-indent="false"/>
    </style:style>
    <style:style style:name="P67" style:family="paragraph" style:parent-style-name="Default" style:list-style-name="WWNum27">
      <style:paragraph-properties fo:margin-left="0cm" fo:margin-right="0cm" fo:margin-top="0cm" fo:margin-bottom="0.4cm" style:contextual-spacing="false" fo:text-indent="0cm" style:auto-text-indent="false"/>
    </style:style>
    <style:style style:name="P68" style:family="paragraph" style:parent-style-name="Default" style:list-style-name="WWNum27">
      <style:paragraph-properties fo:margin-left="0cm" fo:margin-right="0cm" fo:margin-top="0cm" fo:margin-bottom="0cm" style:contextual-spacing="false" fo:text-indent="0cm" style:auto-text-indent="false"/>
    </style:style>
    <style:style style:name="P69" style:family="paragraph" style:parent-style-name="Default" style:list-style-name="WWNum28">
      <style:paragraph-properties fo:margin-left="0cm" fo:margin-right="0cm" fo:margin-top="0cm" fo:margin-bottom="0cm" style:contextual-spacing="false" fo:text-indent="0cm" style:auto-text-indent="false"/>
    </style:style>
    <style:style style:name="P70" style:family="paragraph" style:parent-style-name="Default" style:list-style-name="WWNum29">
      <style:paragraph-properties fo:margin-left="0cm" fo:margin-right="0cm" fo:margin-top="0cm" fo:margin-bottom="0.395cm" style:contextual-spacing="false" fo:text-indent="0cm" style:auto-text-indent="false"/>
    </style:style>
    <style:style style:name="P71" style:family="paragraph" style:parent-style-name="Default" style:list-style-name="WWNum29">
      <style:paragraph-properties fo:margin-left="0cm" fo:margin-right="0cm" fo:margin-top="0cm" fo:margin-bottom="0cm" style:contextual-spacing="false" fo:text-indent="0cm" style:auto-text-indent="false"/>
    </style:style>
    <style:style style:name="P72" style:family="paragraph" style:parent-style-name="Default" style:list-style-name="WWNum30">
      <style:paragraph-properties fo:margin-left="0cm" fo:margin-right="0cm" fo:margin-top="0cm" fo:margin-bottom="0.395cm" style:contextual-spacing="false" fo:text-indent="0cm" style:auto-text-indent="false"/>
    </style:style>
    <style:style style:name="P73" style:family="paragraph" style:parent-style-name="Default" style:list-style-name="WWNum30">
      <style:paragraph-properties fo:margin-left="0cm" fo:margin-right="0cm" fo:margin-top="0cm" fo:margin-bottom="0cm" style:contextual-spacing="false" fo:text-indent="0cm" style:auto-text-indent="false"/>
    </style:style>
    <style:style style:name="P74" style:family="paragraph" style:parent-style-name="Default" style:list-style-name="WWNum31">
      <style:paragraph-properties fo:margin-left="0cm" fo:margin-right="0cm" fo:margin-top="0cm" fo:margin-bottom="0.395cm" style:contextual-spacing="false" fo:text-indent="0cm" style:auto-text-indent="false"/>
    </style:style>
    <style:style style:name="P75" style:family="paragraph" style:parent-style-name="Default" style:list-style-name="WWNum31">
      <style:paragraph-properties fo:margin-left="0cm" fo:margin-right="0cm" fo:margin-top="0cm" fo:margin-bottom="0cm" style:contextual-spacing="false" fo:text-indent="0cm" style:auto-text-indent="false"/>
    </style:style>
    <style:style style:name="P76" style:family="paragraph" style:parent-style-name="Default" style:list-style-name="WWNum32">
      <style:paragraph-properties fo:margin-left="0cm" fo:margin-right="0cm" fo:margin-top="0cm" fo:margin-bottom="0.4cm" style:contextual-spacing="false" fo:text-indent="0cm" style:auto-text-indent="false"/>
    </style:style>
    <style:style style:name="P77" style:family="paragraph" style:parent-style-name="Default" style:list-style-name="WWNum32">
      <style:paragraph-properties fo:margin-left="0cm" fo:margin-right="0cm" fo:margin-top="0cm" fo:margin-bottom="0cm" style:contextual-spacing="false" fo:text-indent="0cm" style:auto-text-indent="false"/>
    </style:style>
    <style:style style:name="P78" style:family="paragraph" style:parent-style-name="Default" style:list-style-name="WWNum33">
      <style:paragraph-properties fo:margin-left="0cm" fo:margin-right="0cm" fo:margin-top="0cm" fo:margin-bottom="0cm" style:contextual-spacing="false" fo:text-indent="0cm" style:auto-text-indent="false"/>
    </style:style>
    <style:style style:name="P79" style:family="paragraph" style:parent-style-name="Default" style:list-style-name="WWNum5a">
      <style:paragraph-properties fo:margin-left="0cm" fo:margin-right="0cm" fo:margin-top="0cm" fo:margin-bottom="0cm" style:contextual-spacing="false" fo:text-indent="0cm" style:auto-text-indent="false"/>
      <style:text-properties fo:background-color="#81d41a"/>
    </style:style>
    <style:style style:name="P80" style:family="paragraph" style:parent-style-name="Default" style:list-style-name="WWNum7">
      <style:paragraph-properties fo:margin-left="0cm" fo:margin-right="0cm" fo:margin-top="0cm" fo:margin-bottom="0cm" style:contextual-spacing="false" fo:text-indent="0cm" style:auto-text-indent="false"/>
      <style:text-properties fo:background-color="#81d41a"/>
    </style:style>
    <style:style style:name="P81" style:family="paragraph" style:parent-style-name="Default" style:list-style-name="WWNum10">
      <style:paragraph-properties fo:margin-left="0cm" fo:margin-right="0cm" fo:margin-top="0cm" fo:margin-bottom="0cm" style:contextual-spacing="false" fo:text-indent="0cm" style:auto-text-indent="false"/>
      <style:text-properties fo:background-color="#81d41a"/>
    </style:style>
    <style:style style:name="P82" style:family="paragraph" style:parent-style-name="Default" style:list-style-name="WWNum12">
      <style:paragraph-properties fo:margin-left="0cm" fo:margin-right="0cm" fo:margin-top="0cm" fo:margin-bottom="0cm" style:contextual-spacing="false" fo:text-indent="0cm" style:auto-text-indent="false"/>
      <style:text-properties officeooo:paragraph-rsid="0020c5c0" fo:background-color="#81d41a"/>
    </style:style>
    <style:style style:name="P83" style:family="paragraph" style:parent-style-name="Default" style:list-style-name="WWNum13">
      <style:paragraph-properties fo:margin-left="0cm" fo:margin-right="0cm" fo:margin-top="0cm" fo:margin-bottom="0cm" style:contextual-spacing="false" fo:text-indent="0cm" style:auto-text-indent="false"/>
      <style:text-properties fo:background-color="#81d41a"/>
    </style:style>
    <style:style style:name="P84" style:family="paragraph" style:parent-style-name="Default" style:list-style-name="WWNum16">
      <style:paragraph-properties fo:margin-left="0cm" fo:margin-right="0cm" fo:margin-top="0cm" fo:margin-bottom="0cm" style:contextual-spacing="false" fo:text-indent="0cm" style:auto-text-indent="false"/>
      <style:text-properties officeooo:paragraph-rsid="0020c5c0" fo:background-color="#81d41a"/>
    </style:style>
    <style:style style:name="P85" style:family="paragraph" style:parent-style-name="Default" style:list-style-name="WWNum17">
      <style:paragraph-properties fo:margin-left="0cm" fo:margin-right="0cm" fo:margin-top="0cm" fo:margin-bottom="0.277cm" style:contextual-spacing="false" fo:text-indent="0cm" style:auto-text-indent="false"/>
      <style:text-properties fo:background-color="#81d41a"/>
    </style:style>
    <style:style style:name="P86" style:family="paragraph" style:parent-style-name="Default" style:list-style-name="WWNum18">
      <style:paragraph-properties fo:margin-left="0cm" fo:margin-right="0cm" fo:margin-top="0cm" fo:margin-bottom="0.303cm" style:contextual-spacing="false" fo:text-indent="0cm" style:auto-text-indent="false"/>
      <style:text-properties fo:background-color="#81d41a"/>
    </style:style>
    <style:style style:name="P87" style:family="paragraph" style:parent-style-name="Default">
      <style:paragraph-properties fo:margin-left="0cm" fo:margin-right="0cm" fo:margin-top="0cm" fo:margin-bottom="0cm" style:contextual-spacing="false" fo:text-indent="0cm" style:auto-text-indent="false"/>
    </style:style>
    <style:style style:name="P88" style:family="paragraph" style:parent-style-name="Default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P89" style:family="paragraph" style:parent-style-name="Default">
      <style:text-properties officeooo:paragraph-rsid="0020c5c0"/>
    </style:style>
    <style:style style:name="P90" style:family="paragraph" style:parent-style-name="Heading_20_1">
      <style:paragraph-properties fo:text-align="center" style:justify-single-word="false"/>
      <style:text-properties officeooo:paragraph-rsid="001e7a2a"/>
    </style:style>
    <style:style style:name="P91" style:family="paragraph" style:parent-style-name="Standard" style:list-style-name="WWNum18">
      <style:paragraph-properties fo:margin-left="0cm" fo:margin-right="0cm" fo:margin-top="0cm" fo:margin-bottom="0cm" style:contextual-spacing="false" fo:text-indent="0cm" style:auto-text-indent="false"/>
      <style:text-properties officeooo:paragraph-rsid="0020c5c0"/>
    </style:style>
    <style:style style:name="T1" style:family="text">
      <style:text-properties officeooo:rsid="001ac4b8"/>
    </style:style>
    <style:style style:name="T2" style:family="text">
      <style:text-properties officeooo:rsid="0018286a"/>
    </style:style>
    <style:style style:name="T3" style:family="text">
      <style:text-properties fo:color="#000008" loext:opacity="100%" fo:font-size="33pt" fo:font-weight="bold" style:font-size-asian="33pt" style:font-weight-asian="bold"/>
    </style:style>
    <style:style style:name="T4" style:family="text">
      <style:text-properties fo:font-size="33pt" style:font-size-asian="33pt"/>
    </style:style>
    <style:style style:name="T5" style:family="text">
      <style:text-properties fo:color="#365f91" loext:opacity="100%" fo:font-size="11.5pt" fo:font-weight="bold" style:font-size-asian="11.5pt" style:font-weight-asian="bold"/>
    </style:style>
    <style:style style:name="T6" style:family="text">
      <style:text-properties fo:color="#365f91" loext:opacity="100%" fo:font-size="11.5pt" fo:font-weight="bold" officeooo:rsid="0018286a" style:font-size-asian="11.5pt" style:font-weight-asian="bold"/>
    </style:style>
    <style:style style:name="T7" style:family="text">
      <style:text-properties fo:color="#365f91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8" style:family="text">
      <style:text-properties fo:color="#365f91" loext:opacity="100%" style:text-line-through-style="none" style:text-line-through-type="none" fo:font-size="11.5pt" style:text-underline-style="none" fo:font-weight="normal" officeooo:rsid="0018286a" style:font-size-asian="11.5pt" style:font-weight-asian="normal"/>
    </style:style>
    <style:style style:name="T9" style:family="text">
      <style:text-properties style:text-line-through-style="none" style:text-line-through-type="none" fo:font-size="11.5pt" style:text-underline-style="none" fo:font-weight="bold" style:font-size-asian="11.5pt" style:font-weight-asian="bold"/>
    </style:style>
    <style:style style:name="T10" style:family="text">
      <style:text-properties style:text-line-through-style="none" style:text-line-through-type="none" fo:font-size="11.5pt" style:text-underline-style="none" fo:font-weight="normal" style:font-size-asian="11.5pt" style:font-weight-asian="normal"/>
    </style:style>
    <style:style style:name="T11" style:family="text">
      <style:text-properties style:text-line-through-style="none" style:text-line-through-type="none" fo:font-size="11pt" style:text-underline-style="none" fo:font-weight="normal" style:font-size-asian="11pt" style:font-weight-asian="normal"/>
    </style:style>
    <style:style style:name="T12" style:family="text">
      <style:text-properties fo:color="#000000" loext:opacity="100%" fo:font-size="11.5pt" fo:font-weight="bold" style:font-size-asian="11.5pt" style:font-weight-asian="bold"/>
    </style:style>
    <style:style style:name="T13" style:family="text">
      <style:text-properties fo:color="#000000" loext:opacity="100%" fo:font-size="11.5pt" style:font-size-asian="11.5pt"/>
    </style:style>
    <style:style style:name="T14" style:family="text">
      <style:text-properties fo:color="#000000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15" style:family="text">
      <style:text-properties fo:color="#000000" loext:opacity="100%" style:text-line-through-style="none" style:text-line-through-type="none" fo:font-size="11.5pt" style:text-underline-style="none" fo:font-weight="bold" style:font-size-asian="11.5pt" style:font-weight-asian="bold"/>
    </style:style>
    <style:style style:name="T16" style:family="tex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17" style:family="text">
      <style:text-properties fo:color="#000000" loext:opacity="100%" style:text-line-through-style="none" style:text-line-through-type="none" fo:font-size="11.5pt" style:text-underline-style="none" fo:font-weight="normal" style:font-size-asian="11.5pt" style:font-weight-asian="normal"/>
    </style:style>
    <style:style style:name="T18" style:family="text">
      <style:text-properties fo:color="#000000" loext:opacity="100%" style:text-line-through-style="none" style:text-line-through-type="none" fo:font-size="11pt" style:text-underline-style="none" fo:font-weight="normal" style:font-size-asian="11pt" style:font-weight-asian="normal"/>
    </style:style>
    <style:style style:name="T19" style:family="text">
      <style:text-properties fo:color="#000000" loext:opacity="100%" style:text-line-through-style="none" style:text-line-through-type="none" fo:font-size="11pt" style:text-underline-style="none" fo:font-weight="normal" style:font-size-asian="11pt" style:font-weight-asian="normal"/>
    </style:style>
    <style:style style:name="T20" style:family="text">
      <style:text-properties fo:color="#000000" loext:opacity="100%" fo:font-size="11pt" style:font-size-asian="11pt"/>
    </style:style>
    <style:style style:name="T21" style:family="text">
      <style:text-properties fo:color="#000000" loext:opacity="100%" fo:font-size="11pt" style:font-size-asian="11pt"/>
    </style:style>
    <style:style style:name="T22" style:family="text">
      <style:text-properties fo:font-size="11.5pt" fo:font-weight="bold" style:font-size-asian="11.5pt" style:font-weight-asian="bold"/>
    </style:style>
    <style:style style:name="T23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3"><text:s/><text:span text:style-name="T3">TAREA UD 10 </text:span></text:p>
      <text:p text:style-name="P4"/>
      <text:p text:style-name="P3"><text:s/><text:span text:style-name="T4">REPRESENTACIÓN DE LOS TRABAJADORES Y SEGURIDAD SOCIAL </text:span></text:p>
      <text:p text:style-name="Text_20_body"/>
      <text:p text:style-name="P7">ACTIVIDADES </text:p>
      <text:p text:style-name="P7"/>
      <text:p text:style-name="Default"><text:span text:style-name="T9">1. Calcula la prestación de desempleo que corresponde percibir a un trabajador, sin hijos, que tiene cotizados 390 días. La BCCC de los últimos seis meses ha sido de 1 100 € cada mes. </text:span><text:span text:style-name="T7">(1 punto)</text:span></text:p>
      <text:p text:style-name="P8"/>
      <text:p text:style-name="P8"/>
      <text:p text:style-name="P8"/>
      <text:p text:style-name="Default"><text:span text:style-name="T9">2.-Indica ante qué organismo realizarías estos trámites </text:span><text:span text:style-name="T7">(0,5 puntos): </text:span></text:p>
      <text:list text:style-name="WWNum1aa">
        <text:list-header>
          <text:p text:style-name="P9">a) Afiliación y alta de un trabajador a la Seguridad Social. </text:p>
        </text:list-header>
      </text:list>
      <text:p text:style-name="P5"/>
      <text:list text:style-name="WWNum2">
        <text:list-header>
          <text:p text:style-name="P10">b) Solicitud de una prestación por desempleo. </text:p>
        </text:list-header>
      </text:list>
      <text:p text:style-name="P5"/>
      <text:list text:style-name="WWNum3">
        <text:list-header>
          <text:p text:style-name="P11">c) Solicitud de una prestación por incapacidad permanente absoluta. </text:p>
        </text:list-header>
      </text:list>
      <text:p text:style-name="P5"/>
      <text:list text:style-name="WWNum4">
        <text:list-header>
          <text:p text:style-name="P12">d) Solicitud de asistencia médica. </text:p>
        </text:list-header>
      </text:list>
      <text:p text:style-name="P5"/>
      <text:p text:style-name="Default"><text:span text:style-name="T9">3.- Identifica qué contingencias pueden dar lugar a la prestación por incapacidad temporal. </text:span><text:span text:style-name="T7">(0,5 puntos) </text:span></text:p>
      <text:p text:style-name="P8"/>
      <text:p text:style-name="Default"><text:span text:style-name="T9">4.- Un trabajador acaba de ser padre en enero de 2022 y ha cotizado durante 200 días a lo largo de su vida laboral, todos ellos en el último año. </text:span><text:span text:style-name="T7">(0,5 puntos) </text:span></text:p>
      <text:p text:style-name="P5">¿Le corresponde a este trabajador la prestación en concepto de nacimiento y cuidado de menor? </text:p>
      <text:p text:style-name="P5">En caso afirmativo, indica durante cuánto tiempo y en qué cuantía. </text:p>
      <text:p text:style-name="P5"/>
      <text:p text:style-name="Default"><text:span text:style-name="T9">5.- Otro trabajador de una refinería de petróleo, ha sido padre por adopción de su primera hija, de 3 meses, el día 17 de febrero de 2022. El empleado lleva trabajando en la empresa cinco años consecutivos y quiere saber si tiene derecho a disfrutar el correspondiente de la prestación por nacimiento y cuidado del menor. </text:span><text:span text:style-name="T7">(1 punto) </text:span></text:p>
      <text:p text:style-name="P5">Se pide: </text:p>
      <text:p text:style-name="P5"/>
      <text:list xml:id="list3040791614" text:style-name="WWNum5">
        <text:list-header>
          <text:p text:style-name="P14">a) ¿De cuánto tiempo podrá disfrutar el trabajador? </text:p>
          <text:p text:style-name="P15"/>
          <text:p text:style-name="P15"><text:soft-page-break/>b) Si la BCCC y la BCCP del mes anterior es de 2. 580€ y el salario del trabajador es mensual, ¿cuál será la cantidad total que percibirá? </text:p>
        </text:list-header>
      </text:list>
      <text:p text:style-name="P6"/>
      <text:p text:style-name="P17">6: -A una trabajadora después de sufrir un accidente ha sido declarada con una incapacidad permanente total sujeta a revisión. Esta trabajadora tiene dudas sobre su futuro. Explica cuál será su situación y a qué tendrá derecho. </text:p>
      <text:p text:style-name="Default"><text:span text:style-name="T14">¿Cambiaría tu respuesta si fuese una incapacidad permanente absoluta? </text:span><text:span text:style-name="T7">(0,5 puntos) </text:span></text:p>
      <text:p text:style-name="P8"/>
      <text:p text:style-name="Default"><text:span text:style-name="T9">7.- Antonio que cumplirá 65 años en 2027 y en ese momento habrá cotizado durante 39 años ininterrumpidos, le gustaría jubilarse, pero le han comentado que para hacerlo en esa fecha debe tener 67 años. </text:span><text:span text:style-name="T7">(1 punto) </text:span></text:p>
      <text:list xml:id="list2335028171" text:style-name="WWNum6">
        <text:list-item>
          <text:p text:style-name="P16">a) ¿Podrá jubilarse en 2027, suponiendo que siga trabajando hasta entonces? Razona la respuesta. </text:p>
        </text:list-item>
        <text:list-item>
          <text:p text:style-name="P29"><text:span text:style-name="T10">b) ¿Cobrará el 100% de la pensión? </text:span></text:p>
          <text:p text:style-name="P29"><text:span text:style-name="T8"/></text:p>
          <text:p text:style-name="P29"><text:span text:style-name="T6">TEST </text:span></text:p>
        </text:list-item>
      </text:list>
      <text:list xml:id="list2438267910" text:style-name="WWNum1aaa">
        <text:list-item>
          <text:p text:style-name="P30"><text:span text:style-name="T22"/></text:p>
          <text:p text:style-name="P30"><text:span text:style-name="T22">1. Indica qué prestaciones a la Seguridad Sociedad incluye la modalidad no contributiva: </text:span></text:p>
        </text:list-item>
      </text:list>
      <text:p text:style-name="P87"><text:span text:style-name="T5"/></text:p>
      <text:list text:style-name="WWNum2a">
        <text:list-item>
          <text:p text:style-name="P31"><text:span text:style-name="T10">a) La asistencia sanitaria. </text:span></text:p>
        </text:list-item>
      </text:list>
      <text:p text:style-name="P5"/>
      <text:list text:style-name="WWNum3a">
        <text:list-item>
          <text:p text:style-name="P32"><text:span text:style-name="T10">b) La incapacidad permanente. </text:span></text:p>
        </text:list-item>
      </text:list>
      <text:p text:style-name="P5"/>
      <text:list text:style-name="WWNum4a">
        <text:list-item>
          <text:p text:style-name="P33"><text:span text:style-name="T10">c) La jubilación. </text:span></text:p>
        </text:list-item>
      </text:list>
      <text:p text:style-name="P5"/>
      <text:list text:style-name="WWNum5a">
        <text:list-item>
          <text:p text:style-name="P79"><text:span text:style-name="T10">d) Todas las anteriores. </text:span></text:p>
        </text:list-item>
      </text:list>
      <text:p text:style-name="P5"/>
      <text:p text:style-name="Default"><text:span text:style-name="T9">2. ¿Qué organismo gestiona las prestaciones por desempleo?</text:span></text:p>
      <text:p text:style-name="Default"><text:span text:style-name="T9"/></text:p>
      <text:list text:style-name="WWNum6a">
        <text:list-item>
          <text:p text:style-name="P34"><text:span text:style-name="T10">a) La Tesorería General de la Seguridad Social. </text:span></text:p>
        </text:list-item>
      </text:list>
      <text:p text:style-name="P5"/>
      <text:list text:style-name="WWNum7">
        <text:list-item>
          <text:p text:style-name="P80"><text:span text:style-name="T10">b) El Servicio Público de Empleo Estatal (SEPE). </text:span></text:p>
        </text:list-item>
      </text:list>
      <text:p text:style-name="P5"/>
      <text:list text:style-name="WWNum8">
        <text:list-item>
          <text:p text:style-name="P35"><text:span text:style-name="T10">c) El Instituto Nacional de la Seguridad Social (INSS). </text:span></text:p>
        </text:list-item>
      </text:list>
      <text:p text:style-name="P5"/>
      <text:list xml:id="list4159773283" text:style-name="WWNum9">
        <text:list-item>
          <text:p text:style-name="P36"><text:span text:style-name="T10">d) Ninguno de ellos. </text:span></text:p>
          <text:p text:style-name="P36"><text:span text:style-name="T16"/></text:p>
          <text:p text:style-name="P36"><text:span text:style-name="T12">3. La cuantía de la prestación por nacimiento y cuidado de menor será de: </text:span></text:p>
        </text:list-item>
        <text:list-item>
          <text:p text:style-name="P36"><text:span text:style-name="T12"/></text:p>
        </text:list-item>
      </text:list>
      <text:list text:style-name="WWNum10">
        <text:list-item>
          <text:p text:style-name="P81"><text:span text:style-name="T16">a) El 100 % de la base reguladora </text:span></text:p>
        </text:list-item>
      </text:list>
      <text:p text:style-name="P23"/>
      <text:list text:style-name="WWNum11">
        <text:list-item>
          <text:p text:style-name="P38"><text:span text:style-name="T16">b) El 90 % de la base reguladora. </text:span></text:p>
        </text:list-item>
        <text:list-item>
          <text:p text:style-name="P39"><text:span text:style-name="T16">c) El 75 % de la base reguladora. </text:span></text:p>
        </text:list-item>
      </text:list>
      <text:p text:style-name="P23"/>
      <text:list xml:id="list1383083092" text:style-name="WWNum12">
        <text:list-item>
          <text:p text:style-name="P41"><text:span text:style-name="T16">d) El 70 % de la base reguladora. </text:span></text:p>
        </text:list-item>
        <text:list-item>
          <text:p text:style-name="P41"><text:span text:style-name="T16"/></text:p>
        </text:list-item>
        <text:list-item>
          <text:p text:style-name="P41"><text:span text:style-name="T16"/></text:p>
        </text:list-item>
        <text:list-item>
          <text:p text:style-name="P41"><text:span text:style-name="T16"/></text:p>
        </text:list-item>
        <text:list-item>
          <text:p text:style-name="P41"><text:span text:style-name="T16"/></text:p>
        </text:list-item>
        <text:list-item>
          <text:p text:style-name="P41"><text:span text:style-name="T16"/></text:p>
        </text:list-item>
        <text:list-item>
          <text:p text:style-name="P41"><text:span text:style-name="T16"/></text:p>
        </text:list-item>
        <text:list-item>
          <text:p text:style-name="P25"><text:soft-page-break/></text:p>
          <text:p text:style-name="P41"><text:span text:style-name="T14">4. Para percibir la prestación económica por incapacidad temporal en caso de accidente de trabajo o enfermedad profesional, se requiere haber cotizado: </text:span></text:p>
        </text:list-item>
        <text:list-item>
          <text:p text:style-name="P41"><text:span text:style-name="T14"/></text:p>
        </text:list-item>
        <text:list-item>
          <text:p text:style-name="P82"><text:span text:style-name="T18">a) </text:span><text:span text:style-name="T16">180 días en los últimos 5 años </text:span></text:p>
          <text:list>
            <text:list-item>
              <text:p text:style-name="P40"><text:span text:style-name="T18"/></text:p>
            </text:list-item>
            <text:list-item>
              <text:p text:style-name="P41"><text:span text:style-name="T18">b) </text:span><text:span text:style-name="T16">250 días en los últimos 6 años </text:span></text:p>
            </text:list-item>
            <text:list-item>
              <text:p text:style-name="P41"><text:span text:style-name="T16"/></text:p>
            </text:list-item>
            <text:list-item>
              <text:p text:style-name="P41"><text:span text:style-name="T18">c) </text:span><text:span text:style-name="T16">360 días en los últimos 5 años </text:span></text:p>
            </text:list-item>
            <text:list-item>
              <text:p text:style-name="P40"><text:span text:style-name="T18"/></text:p>
            </text:list-item>
            <text:list-item>
              <text:p text:style-name="P40"><text:span text:style-name="T18">d) </text:span><text:span text:style-name="T16">No se exige periodo mínimo de cotización. </text:span></text:p>
            </text:list-item>
            <text:list-item>
              <text:p text:style-name="P24"/>
            </text:list-item>
            <text:list-item>
              <text:p text:style-name="P24"/>
            </text:list-item>
          </text:list>
        </text:list-item>
      </text:list>
      <text:p text:style-name="Default"><text:span text:style-name="T14"/></text:p>
      <text:p text:style-name="Default"><text:span text:style-name="T14">5. Durante los tres primeros días en una incapacidad temporal derivada de enfermedad común el subsidio o prestación económica es de:</text:span></text:p>
      <text:p text:style-name="Default"><text:span text:style-name="T14"/></text:p>
      <text:list text:style-name="WWNum13">
        <text:list-item>
          <text:p text:style-name="P83"><text:span text:style-name="T16">a) No hay subsidio los tres primeros días. </text:span></text:p>
        </text:list-item>
      </text:list>
      <text:p text:style-name="P23"/>
      <text:list text:style-name="WWNum14">
        <text:list-item>
          <text:p text:style-name="P42"><text:span text:style-name="T16">b) 50 % de la base reguladora.60 % de la base reguladora. </text:span></text:p>
        </text:list-item>
      </text:list>
      <text:p text:style-name="P23"/>
      <text:list text:style-name="WWNum15">
        <text:list-item>
          <text:p text:style-name="P43"><text:span text:style-name="T16">c) 60% de la base reguladora. </text:span></text:p>
        </text:list-item>
      </text:list>
      <text:p text:style-name="P23"/>
      <text:list xml:id="list1335154534" text:style-name="WWNum16">
        <text:list-item>
          <text:p text:style-name="P45"><text:span text:style-name="T16">d) 75 % de la base reguladora. </text:span></text:p>
        </text:list-item>
      </text:list>
      <text:p text:style-name="P88"><text:span text:style-name="T16"/></text:p>
      <text:p text:style-name="P88"><text:span text:style-name="T14">6. La incapacidad permanente total inhabilita al trabajador para: </text:span></text:p>
      <text:list xml:id="list174758698607646" text:continue-numbering="true" text:style-name="WWNum16">
        <text:list-item>
          <text:p text:style-name="P45"><text:span text:style-name="T16"/></text:p>
        </text:list-item>
        <text:list-item>
          <text:p text:style-name="P45"><text:span text:style-name="T18">a) </text:span><text:span text:style-name="T16">Realizar tareas de su profesión; no obstante, puede dedicarse a otras distintas. </text:span></text:p>
        </text:list-item>
        <text:list-item>
          <text:p text:style-name="P44"><text:span text:style-name="T16"/></text:p>
          <text:list>
            <text:list-item>
              <text:p text:style-name="P84"><text:span text:style-name="T18">b) </text:span><text:span text:style-name="T16">Realizar tareas de cualquier profesión. </text:span></text:p>
            </text:list-item>
            <text:list-item>
              <text:p text:style-name="P45"><text:span text:style-name="T16"/></text:p>
            </text:list-item>
            <text:list-item>
              <text:p text:style-name="P45"><text:span text:style-name="T18">c) </text:span><text:span text:style-name="T16">Cualquier actividad en su vida profesional o personal. </text:span></text:p>
            </text:list-item>
            <text:list-item>
              <text:p text:style-name="P45"><text:span text:style-name="T18"/></text:p>
            </text:list-item>
            <text:list-item>
              <text:p text:style-name="P45"><text:span text:style-name="T18">d) </text:span><text:span text:style-name="T16">Todas las afirmaciones anteriores son incorrectas. </text:span></text:p>
            </text:list-item>
            <text:list-item>
              <text:p text:style-name="P26"/>
              <text:p text:style-name="P27"><text:span text:style-name="T23">7. La duración de la prestación por desempleo de un trabajador que en los últimos tres años ha cotizado 1 100 días es de: </text:span></text:p>
            </text:list-item>
            <text:list-item>
              <text:p text:style-name="P27"><text:span text:style-name="T23"/></text:p>
            </text:list-item>
          </text:list>
        </text:list-item>
      </text:list>
      <text:list xml:id="list1318395558" text:style-name="WWNum17">
        <text:list-item>
          <text:list>
            <text:list-item>
              <text:p text:style-name="P46"><text:span text:style-name="T20">a) 220 días. </text:span></text:p>
            </text:list-item>
            <text:list-item>
              <text:p text:style-name="P46"><text:span text:style-name="T20">b) 340 días. </text:span></text:p>
            </text:list-item>
            <text:list-item>
              <text:p text:style-name="P85"><text:span text:style-name="T20">c) 360 días </text:span></text:p>
            </text:list-item>
            <text:list-item>
              <text:p text:style-name="P47"><text:span text:style-name="T20">d) </text:span><text:span text:style-name="T13">No tiene derecho a prestación. </text:span></text:p>
            </text:list-item>
            <text:list-item>
              <text:p text:style-name="P47"><text:span text:style-name="T12"/></text:p>
            </text:list-item>
          </text:list>
        </text:list-item>
      </text:list>
      <text:p text:style-name="P89"><text:span text:style-name="T14">8.- La cuantía de la prestación por desempleo después del dia 180 de prestación es de:</text:span></text:p>
      <text:p text:style-name="P89"><text:span text:style-name="T14"><text:s/></text:span></text:p>
      <text:list xml:id="list461454311" text:style-name="WWNum18">
        <text:list-item>
          <text:p text:style-name="P86"><text:span text:style-name="T16">a) El 50% de la base reguladora diaria. </text:span></text:p>
        </text:list-item>
        <text:list-item>
          <text:p text:style-name="P48"><text:span text:style-name="T16">b) El 60% de la base reguladora diaria. </text:span></text:p>
        </text:list-item>
        <text:list-item>
          <text:p text:style-name="P48"><text:soft-page-break/><text:span text:style-name="T16">c) El 70% de la base reguladora diaria. </text:span></text:p>
        </text:list-item>
        <text:list-item>
          <text:p text:style-name="P49"><text:span text:style-name="T16">d) El 75% de la base reguladora diaria. <text:line-break/></text:span></text:p>
        </text:list-item>
        <text:list-item>
          <text:p text:style-name="P49"><text:span text:style-name="T14"><text:line-break/>9.-Si la base de cotización del mes anterior a la baja por incapacidad temporal (IT)de un trabajador es de 1.380€, ¿Cuál es la base reguladora de la IT?<text:line-break/></text:span></text:p>
        </text:list-item>
      </text:list>
      <text:p text:style-name="Default"><text:span text:style-name="T16">a) 49,20€ </text:span></text:p>
      <text:p text:style-name="Default"><text:span text:style-name="T16">b) 44,52€ </text:span></text:p>
      <text:p text:style-name="Default"><text:span text:style-name="T16">c) 46€ </text:span></text:p>
      <text:p text:style-name="Default"><text:span text:style-name="T16">d) 47,59€</text:span></text:p>
      <text:p text:style-name="Default"><text:span text:style-name="T16"/></text:p>
      <text:p text:style-name="Default"><text:span text:style-name="T14">10.- A un trabajador accidentado que precisa ayuda para las funciones esenciales de la vida se le reconocerá: </text:span></text:p>
      <text:list xml:id="list174759645988729" text:continue-numbering="true" text:style-name="WWNum18">
        <text:list-item>
          <text:p text:style-name="P91"/>
        </text:list-item>
        <text:list-item>
          <text:p text:style-name="P49"><text:span text:style-name="T16">a) La incapacidad temporal. <text:line-break/></text:span></text:p>
          <text:list>
            <text:list-item>
              <text:list>
                <text:list-item>
                  <text:list>
                    <text:list-header>
                      <text:p text:style-name="P50"><text:span text:style-name="T16"><text:s/><text:tab/>b) La incapacidad permanente total. <text:line-break/><text:line-break/><text:tab/>c) La incapacidad absoluta. </text:span></text:p>
                    </text:list-header>
                  </text:list>
                  <text:p text:style-name="P49"><text:span text:style-name="T16"><text:s/><text:tab/>d) La gran invalidez </text:span></text:p>
                </text:list-item>
              </text:list>
            </text:list-item>
          </text:list>
        </text:list-item>
      </text:list>
      <text:p text:style-name="Default"><text:span text:style-name="T14"/></text:p>
      <text:p text:style-name="Default"><text:span text:style-name="T14"/></text:p>
      <text:p text:style-name="Default"><text:span text:style-name="T14">11.- ¿Qué periodo mínimo de cotización se exige para tener derecho a la prestación por desempleo del nivel contributivo? </text:span></text:p>
      <text:list text:style-name="WWNum19">
        <text:list-item>
          <text:p text:style-name="P51"><text:span text:style-name="T16">a) 90 días. </text:span></text:p>
        </text:list-item>
      </text:list>
      <text:p text:style-name="Default"><text:span text:style-name="T18">6 </text:span></text:p>
      <text:p text:style-name="P6"/>
      <text:p text:style-name="P22"/>
      <text:list text:style-name="WWNum20">
        <text:list-item>
          <text:p text:style-name="P52"><text:span text:style-name="T13">b) 180 días </text:span></text:p>
        </text:list-item>
        <text:list-item>
          <text:p text:style-name="P52"><text:span text:style-name="T13">c) 365 días. </text:span></text:p>
        </text:list-item>
        <text:list-item>
          <text:p text:style-name="P53"><text:span text:style-name="T13">d) 360 días. </text:span></text:p>
        </text:list-item>
      </text:list>
      <text:p text:style-name="P19"/>
      <text:p text:style-name="Default"><text:span text:style-name="T12">12. Desde el 1 de enero de 2021, la duración de la prestación por nacimiento y cuidado de menor para ambos progenitores asciende a … </text:span></text:p>
      <text:list text:style-name="WWNum21">
        <text:list-item>
          <text:p text:style-name="P54"><text:span text:style-name="T16">a) 16 semanas </text:span></text:p>
        </text:list-item>
        <text:list-item>
          <text:p text:style-name="P54"><text:span text:style-name="T16">b) 14 semanas </text:span></text:p>
        </text:list-item>
        <text:list-item>
          <text:p text:style-name="P54"><text:span text:style-name="T16">c) 12 semanas </text:span></text:p>
        </text:list-item>
        <text:list-item>
          <text:p text:style-name="P55"><text:span text:style-name="T16">d) 10 semanas a. Comité de empresa. </text:span></text:p>
          <text:list>
            <text:list-item>
              <text:p text:style-name="P56"><text:span text:style-name="T16">b. Delegados sindicales. </text:span></text:p>
            </text:list-item>
            <text:list-item>
              <text:p text:style-name="P56"><text:span text:style-name="T16">c. Delegados de personal. </text:span></text:p>
            </text:list-item>
            <text:list-item>
              <text:p text:style-name="P55"><text:span text:style-name="T16">d. Todas son verdaderas. </text:span></text:p>
            </text:list-item>
            <text:list-item>
              <text:p text:style-name="P28"/>
            </text:list-item>
          </text:list>
        </text:list-item>
      </text:list>
      <text:p text:style-name="P23"/>
      <text:p text:style-name="Default"><text:span text:style-name="T14">13. Indica de los siguientes órganos cuáles representan a los trabajadores: </text:span></text:p>
      <text:p text:style-name="Default"><text:span text:style-name="T14">14. Indica, de los siguientes colectivos, quiénes no tienen derecho a la sindicación: </text:span></text:p>
      <text:list text:style-name="WWNum22">
        <text:list-item>
          <text:p text:style-name="P57"><text:span text:style-name="T16">a) Los funcionarios. </text:span></text:p>
        </text:list-item>
        <text:list-item>
          <text:p text:style-name="P57"><text:span text:style-name="T16">b) Los desempleados. </text:span></text:p>
        </text:list-item>
        <text:list-item>
          <text:p text:style-name="P57"><text:span text:style-name="T16">c) Los jubilados. </text:span></text:p>
        </text:list-item>
        <text:list-item>
          <text:p text:style-name="P58"><text:span text:style-name="T16">d) Los miembros de las Fuerzas Armadas. </text:span></text:p>
        </text:list-item>
      </text:list>
      <text:p text:style-name="P23"/>
      <text:p text:style-name="Default"><text:span text:style-name="T14">15. ¿Cuál de los siguientes derechos forma parte del contenido esencial de la libertad sindical para los trabajadores? </text:span></text:p>
      <text:list text:style-name="WWNum23">
        <text:list-item>
          <text:p text:style-name="P59"><text:span text:style-name="T16">a) Derecho a afiliarse al sindicato de su elección. </text:span></text:p>
        </text:list-item>
        <text:list-item>
          <text:p text:style-name="P59"><text:span text:style-name="T16">b) Derecho al trabajo. </text:span></text:p>
        </text:list-item>
        <text:list-item>
          <text:p text:style-name="P59"><text:span text:style-name="T16">c) Derecho a la negociación colectiva. </text:span></text:p>
        </text:list-item>
        <text:list-item>
          <text:p text:style-name="P60"><text:span text:style-name="T16">d) Derecho a la percepción puntual del salario. </text:span></text:p>
        </text:list-item>
      </text:list>
      <text:p text:style-name="Default"><text:span text:style-name="T18"/></text:p>
      <text:p text:style-name="P6"/>
      <text:p text:style-name="P22"/>
      <text:list text:style-name="WWNum24">
        <text:list-item>
          <text:list>
            <text:list-item>
              <text:p text:style-name="P61"><text:span text:style-name="T13">a. La empresa </text:span></text:p>
            </text:list-item>
            <text:list-item>
              <text:p text:style-name="P61"><text:span text:style-name="T13">b. Los trabajadores afiliados a los sindicatos. </text:span></text:p>
            </text:list-item>
            <text:list-item>
              <text:p text:style-name="P61"><text:span text:style-name="T13">c. La empresa y los trabajadores. </text:span></text:p>
            </text:list-item>
            <text:list-item>
              <text:p text:style-name="P61"><text:span text:style-name="T13">d. Todos los trabajadores de la empresa. </text:span></text:p>
            </text:list-item>
            <text:list-item>
              <text:p text:style-name="P61"><text:span text:style-name="T13">a. De las comunidades autónomas. </text:span></text:p>
            </text:list-item>
            <text:list-item>
              <text:p text:style-name="P61"><text:span text:style-name="T13">b. De la empresa. </text:span></text:p>
            </text:list-item>
            <text:list-item>
              <text:p text:style-name="P61"><text:span text:style-name="T13">c. De otras asociaciones. </text:span></text:p>
            </text:list-item>
            <text:list-item>
              <text:p text:style-name="P62"><text:span text:style-name="T13">d. De los trabajadores afiliados al sindicato. </text:span></text:p>
            </text:list-item>
            <text:list-item>
              <text:p text:style-name="P20"/>
            </text:list-item>
          </text:list>
        </text:list-item>
      </text:list>
      <text:p text:style-name="P19"/>
      <text:p text:style-name="Default"><text:span text:style-name="T12">16. El comité de empresa representa a: </text:span></text:p>
      <text:p text:style-name="Default"><text:span text:style-name="T14">17. Los sindicatos se financian principalmente con las aportaciones: </text:span></text:p>
      <text:p text:style-name="Default"><text:span text:style-name="T14">18. Indica el número mínimo de trabajadores que debe tener una empresa para que se elija un comité de empresa. </text:span></text:p>
      <text:list text:style-name="WWNum25">
        <text:list-item>
          <text:p text:style-name="P63"><text:span text:style-name="T16">a) Veinte. </text:span></text:p>
        </text:list-item>
        <text:list-item>
          <text:p text:style-name="P63"><text:span text:style-name="T16">b) Cuarenta y nueve. </text:span></text:p>
        </text:list-item>
        <text:list-item>
          <text:p text:style-name="P63"><text:span text:style-name="T16">c) Cincuenta. </text:span></text:p>
        </text:list-item>
        <text:list-item>
          <text:p text:style-name="P64"><text:span text:style-name="T16">d) Cien. </text:span></text:p>
        </text:list-item>
      </text:list>
      <text:p text:style-name="P23"/>
      <text:p text:style-name="Default"><text:span text:style-name="T14">19. Tiene la consideración de sindicato más representativo en la comunidad autónoma el sindicato que ha obtenido como mínimo: </text:span></text:p>
      <text:list text:style-name="WWNum26">
        <text:list-item>
          <text:p text:style-name="P65"><text:span text:style-name="T16">a) El 15 % de los representantes en su comunidad autónoma con un mínimo de 1.500. </text:span></text:p>
        </text:list-item>
        <text:list-item>
          <text:p text:style-name="P65"><text:span text:style-name="T16">b) El 30 % de los representantes en tres comunidades autónomas. </text:span></text:p>
        </text:list-item>
        <text:list-item>
          <text:p text:style-name="P65"><text:span text:style-name="T16">c) El 10 % de los representantes en todo el Estado. </text:span></text:p>
        </text:list-item>
        <text:list-item>
          <text:p text:style-name="P66"><text:span text:style-name="T16">d) No existe mínimo necesario. </text:span></text:p>
        </text:list-item>
      </text:list>
      <text:p text:style-name="P23"/>
      <text:p text:style-name="Default"><text:span text:style-name="T14">20. ¿Por cuántos miembros estará integrado el comité de empresa cuando esta tiene una plantilla de 226 trabajadores? </text:span></text:p>
      <text:list text:style-name="WWNum27">
        <text:list-item>
          <text:p text:style-name="P67"><text:span text:style-name="T16">a) Cinco. </text:span></text:p>
        </text:list-item>
        <text:list-item>
          <text:p text:style-name="P67"><text:span text:style-name="T16">b) Nueve. </text:span></text:p>
        </text:list-item>
        <text:list-item>
          <text:p text:style-name="P68"><text:span text:style-name="T16">c) Trece. </text:span></text:p>
        </text:list-item>
      </text:list>
      <text:p text:style-name="P23"/>
      <text:list text:style-name="WWNum28">
        <text:list-item>
          <text:p text:style-name="P69"><text:span text:style-name="T16">d) Diecisiete. </text:span></text:p>
        </text:list-item>
      </text:list>
      <text:p text:style-name="Default"><text:span text:style-name="T18">8 </text:span></text:p>
      <text:p text:style-name="P6"/>
      <text:p text:style-name="P37"><text:span text:style-name="T12">21. Cuando un empresario quiere sancionar con el despido a un representante de los trabajadores por una falta grave o muy grave debe: </text:span></text:p>
      <text:list text:style-name="WWNum29">
        <text:list-item>
          <text:p text:style-name="P70"><text:span text:style-name="T16">a) Enviarle una carta de despido con la firma de dos testigos. </text:span></text:p>
        </text:list-item>
        <text:list-item>
          <text:p text:style-name="P70"><text:span text:style-name="T16">b) Comunicarle su despido con 45 días de antelación. </text:span></text:p>
        </text:list-item>
        <text:list-item>
          <text:p text:style-name="P70"><text:span text:style-name="T16">c) Abrirle un expediente contradictorio antes de sancionarle. </text:span></text:p>
        </text:list-item>
        <text:list-item>
          <text:p text:style-name="P71"><text:span text:style-name="T16">d) A un representante de los trabajadores nunca se le puede sancionar. </text:span></text:p>
        </text:list-item>
      </text:list>
      <text:p text:style-name="P23"/>
      <text:p text:style-name="Default"><text:span text:style-name="T14">22. </text:span><text:span text:style-name="T16">¿</text:span><text:span text:style-name="T14">Se puede pactar en un convenio la prohibición de ejercer el derecho a la huelga para modificar dicho convenio mientras está vigente? </text:span></text:p>
      <text:list text:style-name="WWNum30">
        <text:list-item>
          <text:p text:style-name="P72"><text:span text:style-name="T16">a) Sí, se puede pactar y garantizar la paz laboral, renunciando los trabajadores al derecho a la huelga durante la vigencia del convenio. </text:span></text:p>
        </text:list-item>
        <text:list-item>
          <text:p text:style-name="P72"><text:span text:style-name="T16">b) No, la huelga es un derecho irrenunciable. </text:span></text:p>
        </text:list-item>
        <text:list-item>
          <text:p text:style-name="P72"><text:span text:style-name="T16">c) En un convenio no se puede incluir este pacto. </text:span></text:p>
        </text:list-item>
        <text:list-item>
          <text:p text:style-name="P73"><text:span text:style-name="T16">d) Solamente en determinados convenios. </text:span></text:p>
        </text:list-item>
      </text:list>
      <text:p text:style-name="P23"/>
      <text:p text:style-name="Default"><text:span text:style-name="T14">23. El mandato de los representantes de los trabajadores es de: </text:span></text:p>
      <text:list text:style-name="WWNum31">
        <text:list-item>
          <text:p text:style-name="P74"><text:span text:style-name="T16">a) Tres años. </text:span></text:p>
        </text:list-item>
        <text:list-item>
          <text:p text:style-name="P74"><text:span text:style-name="T16">b) Dos años. </text:span></text:p>
        </text:list-item>
        <text:list-item>
          <text:p text:style-name="P74"><text:span text:style-name="T16">c) Cuatro años. </text:span></text:p>
        </text:list-item>
        <text:list-item>
          <text:p text:style-name="P75"><text:span text:style-name="T16">d) Seis años </text:span></text:p>
        </text:list-item>
      </text:list>
      <text:p text:style-name="P23"/>
      <text:p text:style-name="Default"><text:span text:style-name="T14">24. Los trabajadores que hacen huelga verán reducido/a: </text:span></text:p>
      <text:list text:style-name="WWNum32">
        <text:list-item>
          <text:p text:style-name="P76"><text:span text:style-name="T16">a) El salario diario. </text:span></text:p>
        </text:list-item>
        <text:list-item>
          <text:p text:style-name="P76"><text:span text:style-name="T16">b) La parte proporcional de pagas extraordinarias. </text:span></text:p>
        </text:list-item>
        <text:list-item>
          <text:p text:style-name="P77"><text:span text:style-name="T16">c) La retribución por el descanso semanal. </text:span></text:p>
        </text:list-item>
      </text:list>
      <text:p text:style-name="P23"/>
      <text:list text:style-name="WWNum33">
        <text:list-item>
          <text:p text:style-name="P78"><text:span text:style-name="T16">d) Todas las anteriores retribuciones son reducidas. </text:span></text:p>
        </text:list-item>
      </text:list>
      <text:h text:style-name="P90" text:outline-level="1"><text:span text:style-name="T2"><text:line-break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Default" style:family="paragraph">
      <style:paragraph-properties fo:text-align="start" style:justify-single-word="false"/>
      <style:text-properties fo:color="#000000" loext:opacity="100%" style:font-name="Arial" fo:font-family="Arial" style:font-family-generic="roman" style:font-pitch="variable" fo:font-size="12pt" style:font-size-asian="12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2" loext:num-list-format="%1%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3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4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5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6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7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8" loext:num-list-format="%1%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9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1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number text:level="1" text:style-name="ListLabel_20_1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12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number text:level="1" text:style-name="ListLabel_20_1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1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6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7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8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9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2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2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2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25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6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27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ListLabel_20_28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9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30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3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3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text:style-name="ListLabel_20_33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text:style-name="ListLabel_20_34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text:style-name="ListLabel_20_35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36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text:style-name="ListLabel_20_37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text:style-name="ListLabel_20_38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text:style-name="ListLabel_20_39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text:style-name="ListLabel_20_40" style:num-format="一, 二, 三, ...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text:style-name="ListLabel_20_41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text:style-name="ListLabel_20_42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text:style-name="ListLabel_20_43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text:style-name="ListLabel_20_44" style:num-format="a" style:num-letter-sync="true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18286a" officeooo:paragraph-rsid="0018286a"/>
    </style:style>
    <style:style style:name="MP2" style:family="paragraph" style:parent-style-name="Footer">
      <style:text-properties officeooo:rsid="0018286a" officeooo:paragraph-rsid="0018286a"/>
    </style:style>
    <style:style style:name="MT1" style:family="text">
      <style:text-properties officeooo:rsid="001ac4b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JOSE MANUEL MORENO BOLIVAR<text:tab/><text:tab/>1ºDAM</text:p>
      </style:header>
      <style:footer>
        <text:p text:style-name="MP2">FOL <text:tab/><text:tab/>ACTIVIDADES UD.<text:span text:style-name="MT1">10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3-13T11:50:00</meta:creation-date>
    <dc:date>2023-04-06T17:47:57.559000000</dc:date>
    <meta:editing-duration>PT5H37M28S</meta:editing-duration>
    <meta:editing-cycles>10</meta:editing-cycles>
    <meta:generator>LibreOffice/7.4.1.2$Windows_X86_64 LibreOffice_project/3c58a8f3a960df8bc8fd77b461821e42c061c5f0</meta:generator>
    <meta:initial-creator>cardenal</meta:initial-creator>
    <dc:title>Presentación de PowerPoint</dc:title>
    <meta:keyword>UNIDAD 6  EL CONTRATO DE TRABAJO</meta:keyword>
    <meta:document-statistic meta:table-count="0" meta:image-count="0" meta:object-count="0" meta:page-count="8" meta:paragraph-count="149" meta:word-count="1344" meta:character-count="7844" meta:non-whitespace-character-count="6505"/>
  </office:meta>
</office:document-meta>
</file>